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目次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目次</text:p>
          </text:index-title>
          <text:p text:style-name="Contents_20_1"><text:a xlink:type="simple" xlink:href="#org20c780f">1. orgバッファを評価</text:a></text:p>
          <text:p text:style-name="Contents_20_1"><text:a xlink:type="simple" xlink:href="#orgdea6235">2. ユーティリティ関数</text:a></text:p>
          <text:p text:style-name="Contents_20_2"><text:a xlink:type="simple" xlink:href="#org9a930ad">2.1. サボっていると Kyoko さんに怒られる</text:a></text:p>
          <text:p text:style-name="Contents_20_2"><text:a xlink:type="simple" xlink:href="#orga2b6eb5">2.2. org-buffer を dokuwiki 形式に変換し，kill-ring に格納</text:a></text:p>
          <text:p text:style-name="Contents_20_2"><text:a xlink:type="simple" xlink:href="#org20eba63">2.3. コンソールでカレントバッファのあるディレクトリに移動する</text:a></text:p>
          <text:p text:style-name="Contents_20_2"><text:a xlink:type="simple" xlink:href="#org7b1c01a">2.4. ファイルに含まれるテーブルを使って定時にアラートを表示する</text:a></text:p>
          <text:p text:style-name="Contents_20_2"><text:a xlink:type="simple" xlink:href="#org97fbe8a">2.5. 頻繁に利用するファイルをring形式でたどる</text:a></text:p>
          <text:p text:style-name="Contents_20_2"><text:a xlink:type="simple" xlink:href="#org117a692">2.6. 引数のorgバッファを開く</text:a></text:p>
          <text:p text:style-name="Contents_20_2"><text:a xlink:type="simple" xlink:href="#org070f2a3">2.7. orgバッファにいつものヘッダを追加する</text:a></text:p>
          <text:p text:style-name="Contents_20_2"><text:a xlink:type="simple" xlink:href="#org5e9e50f">2.8. 議事録ひな形を書き入れる</text:a></text:p>
          <text:p text:style-name="Contents_20_2"><text:a xlink:type="simple" xlink:href="#org4529403">2.9. ランダムの文字列を取得する</text:a></text:p>
          <text:p text:style-name="Contents_20_2"><text:a xlink:type="simple" xlink:href="#org3511451">2.10. Auto-install をセットアップする</text:a></text:p>
          <text:p text:style-name="Contents_20_2"><text:a xlink:type="simple" xlink:href="#org73b7154">2.11. 行頭に" - "を挿入する</text:a></text:p>
          <text:p text:style-name="Contents_20_2"><text:a xlink:type="simple" xlink:href="#org5b3b7d3">2.12. <text:span text:style-name="OrgTodo">TODO</text:span> " - "と" - [ ] "をサイクルさせる</text:a></text:p>
          <text:p text:style-name="Contents_20_2"><text:a xlink:type="simple" xlink:href="#org08ba93f">2.13. <text:span text:style-name="OrgTodo">TODO</text:span> リージョン内のブリッツを操作する</text:a></text:p>
          <text:p text:style-name="Contents_20_2"><text:a xlink:type="simple" xlink:href="#org5afa119">2.14. 日付などを簡単に挿入する</text:a></text:p>
          <text:p text:style-name="Contents_20_3"><text:a xlink:type="simple" xlink:href="#org09ad0be">2.14.1. キーバインド</text:a></text:p>
          <text:p text:style-name="Contents_20_2"><text:a xlink:type="simple" xlink:href="#org86bdbf6">2.15. XHTMLを利用したガントチャート生成</text:a></text:p>
          <text:p text:style-name="Contents_20_2"><text:a xlink:type="simple" xlink:href="#org34187a2">2.16. 定期実行関数</text:a></text:p>
          <text:p text:style-name="Contents_20_2"><text:a xlink:type="simple" xlink:href="#orgddcbae2">2.17. ブラウザの設定</text:a></text:p>
          <text:p text:style-name="Contents_20_2"><text:a xlink:type="simple" xlink:href="#org4039f49">2.18. ミニバッファに日時を表示</text:a></text:p>
          <text:p text:style-name="Contents_20_2"><text:a xlink:type="simple" xlink:href="#org88821a5">2.19. バックアップファイルの削除</text:a></text:p>
          <text:p text:style-name="Contents_20_2"><text:a xlink:type="simple" xlink:href="#orgeec5bea">2.20. 日中と夜中でテーマを切り替える</text:a></text:p>
          <text:p text:style-name="Contents_20_2"><text:a xlink:type="simple" xlink:href="#org6595caa">2.21. chomp</text:a></text:p>
          <text:p text:style-name="Contents_20_2"><text:a xlink:type="simple" xlink:href="#org88a7457">2.22. iTerm2.app を呼び出す関数</text:a></text:p>
          <text:p text:style-name="Contents_20_2"><text:a xlink:type="simple" xlink:href="#orgf862442">2.23. lingr にログインする</text:a></text:p>
          <text:p text:style-name="Contents_20_2"><text:a xlink:type="simple" xlink:href="#org069bac5">2.24. 特定のファイルを Dropbox 以下にバックアップする</text:a></text:p>
          <text:p text:style-name="Contents_20_2"><text:a xlink:type="simple" xlink:href="#orge861b74">2.25. ゴミ箱を空にする <text:span text:style-name="OrgTags">[<text:span text:style-name="OrgTag">Mac</text:span>]</text:span></text:a></text:p>
          <text:p text:style-name="Contents_20_2"><text:a xlink:type="simple" xlink:href="#org7090549">2.26. その他</text:a></text:p>
          <text:p text:style-name="Contents_20_1"><text:a xlink:type="simple" xlink:href="#orged67753">3. 未設定／テスト中</text:a></text:p>
          <text:p text:style-name="Contents_20_2"><text:a xlink:type="simple" xlink:href="#orgd8fbadb">3.1. byte-compile の警告を抑制する</text:a></text:p>
          <text:p text:style-name="Contents_20_2"><text:a xlink:type="simple" xlink:href="#orgf0fb192">3.2. [window-resizer.el] 分割したウィンドウサイズを変更する</text:a></text:p>
          <text:p text:style-name="Contents_20_2"><text:a xlink:type="simple" xlink:href="#org60ac40a">3.3. [idle-requie]</text:a></text:p>
          <text:p text:style-name="Contents_20_2"><text:a xlink:type="simple" xlink:href="#orgecf6c8d">3.4. [pdf-preview]</text:a></text:p>
          <text:p text:style-name="Contents_20_2"><text:a xlink:type="simple" xlink:href="#orgbe0c8a1">3.5. [EasyPG]</text:a></text:p>
          <text:p text:style-name="Contents_20_2"><text:a xlink:type="simple" xlink:href="#orgfb9fa5e">3.6. [eblook]</text:a></text:p>
          <text:p text:style-name="Contents_20_2"><text:a xlink:type="simple" xlink:href="#org44709ba">3.7. [iBuffer]</text:a></text:p>
          <text:p text:style-name="Contents_20_2"><text:a xlink:type="simple" xlink:href="#orgd62e45d">3.8. UUID をファイル名にして所定のディレクトリにコピー／移動</text:a></text:p>
          <text:p text:style-name="Contents_20_2"><text:a xlink:type="simple" xlink:href="#org8cba968">3.9. キーバインド</text:a></text:p>
          <text:p text:style-name="Contents_20_1"><text:a xlink:type="simple" xlink:href="#org3589644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20c780f"/>
<text:bookmark text:name="org20c780f"/>orgバッファを評価
<text:bookmark-end text:name="OrgXref.org20c780f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(<text:span text:style-name="OrgSrcFontLockKeywordFace">require</text:span><text:s/>'<text:span text:style-name="OrgSrcFontLockConstantFace">org</text:span><text:s/>nil<text:s/>t)</text:p>
      <text:p text:style-name="OrgSrcBlock"/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dea6235"/>
<text:bookmark text:name="orgdea6235"/>ユーティリティ関数
<text:bookmark-end text:name="OrgXref.orgdea6235"/></text:h>
      <text:h text:style-name="Heading_20_2" text:outline-level="2" text:is-list-header="false">
<text:bookmark-start text:name="OrgXref.org9a930ad"/>
<text:bookmark text:name="org9a930ad"/>サボっていると Kyoko さんに怒られる
<text:bookmark-end text:name="OrgXref.org9a930ad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if</text:span><text:s/>kyoko-mad-mode</text:p>
      <text:p text:style-name="OrgSrcBlock"><text:s/><text:s/><text:s/><text:s/><text:s/><text:s/>(message<text:s/><text:span text:style-name="OrgSrcFontLockStringFace">"Kyoko<text:s/>mad<text:s/>mode:<text:s/>ON"</text:span>)</text:p>
      <text:p text:style-name="OrgSrcBlock"><text:s/><text:s/><text:s/><text:s/>(message<text:s/><text:span text:style-name="OrgSrcFontLockStringFace">"Kyoko<text:s/>mad<text:s/>mode:<text:s/>OFF"</text:span>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a2b6eb5"/>
<text:bookmark text:name="orga2b6eb5"/>org-buffer を dokuwiki 形式に変換し，kill-ring に格納
<text:bookmark-end text:name="OrgXref.orga2b6eb5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20eba63"/>
<text:bookmark text:name="org20eba63"/>コンソールでカレントバッファのあるディレクトリに移動する
<text:bookmark-end text:name="OrgXref.org20eba63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7b1c01a"/>
<text:bookmark text:name="org7b1c01a"/>ファイルに含まれるテーブルを使って定時にアラートを表示する
<text:bookmark-end text:name="OrgXref.org7b1c01a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my:set-alarms-from-file<text:s/><text:span text:style-name="OrgSrcFontLockStringFace">"~/Dropbox/org/db/trigger.org"</text:span>)))</text:p>
      <text:p text:style-name="OrgSrcBlock"/>
      <text:p text:style-name="OrgSrcBlock">(<text:span text:style-name="OrgSrcFontLockKeywordFace">defun</text:span><text:s/><text:span text:style-name="OrgSrcFontLockFunctionNameFace">my: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Trigger.org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: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: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97fbe8a"/>
<text:bookmark text:name="org97fbe8a"/>頻繁に利用するファイルをring形式でたどる
<text:bookmark-end text:name="OrgXref.org97fbe8a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make-file-ring</text:span><text:s/>(files)</text:p>
      <text:p text:style-name="OrgSrcBlock"><text:s/><text:s/>(<text:span text:style-name="OrgSrcFontLockKeywordFace">setq</text:span>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my: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:file-ring))</text:p>
      <text:p text:style-name="OrgSrcBlock"><text:s/><text:s/>(<text:span text:style-name="OrgSrcFontLockKeywordFace">setq</text:span>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117a692"/>
<text:bookmark text:name="org117a692"/>引数のorgバッファを開く
<text:bookmark-end text:name="OrgXref.org117a692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070f2a3"/>
<text:bookmark text:name="org070f2a3"/>orgバッファにいつものヘッダを追加する
<text:bookmark-end text:name="OrgXref.org070f2a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5e9e50f"/>
<text:bookmark text:name="org5e9e50f"/>議事録ひな形を書き入れる
<text:bookmark-end text:name="OrgXref.org5e9e50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4529403"/>
<text:bookmark text:name="org4529403"/>ランダムの文字列を取得する
<text:bookmark-end text:name="OrgXref.org4529403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3511451"/>
<text:bookmark text:name="org3511451"/>Auto-install をセットアップする
<text:bookmark-end text:name="OrgXref.org3511451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<text:span text:style-name="OrgSrcFontLockKeywordFace">setq</text:span><text:s/>auto-install-batch-list-el-url<text:s/>my: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73b7154"/>
<text:bookmark text:name="org73b7154"/>行頭に" - "を挿入する
<text:bookmark-end text:name="OrgXref.org73b715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5b3b7d3"/>
<text:bookmark text:name="org5b3b7d3"/><text:span text:style-name="OrgTodo">TODO</text:span> " - "と" - [ ] "をサイクルさせる
<text:bookmark-end text:name="OrgXref.org5b3b7d3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08ba93f"/>
<text:bookmark text:name="org08ba93f"/><text:span text:style-name="OrgTodo">TODO</text:span> リージョン内のブリッツを操作する
<text:bookmark-end text:name="OrgXref.org08ba93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5afa119"/>
<text:bookmark text:name="org5afa119"/>日付などを簡単に挿入する
<text:bookmark-end text:name="OrgXref.org5afa119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09ad0be"/>
<text:bookmark text:name="org09ad0be"/>キーバインド
<text:bookmark-end text:name="OrgXref.org09ad0be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86bdbf6"/>
<text:bookmark text:name="org86bdbf6"/>XHTMLを利用したガントチャート生成
<text:bookmark-end text:name="OrgXref.org86bdbf6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34187a2"/>
<text:bookmark text:name="org34187a2"/>定期実行関数
<text:bookmark-end text:name="OrgXref.org34187a2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:ox-icalendar)))</text:p>
      <text:h text:style-name="Heading_20_2" text:outline-level="2" text:is-list-header="false">
<text:bookmark-start text:name="OrgXref.orgddcbae2"/>
<text:bookmark text:name="orgddcbae2"/>ブラウザの設定
<text:bookmark-end text:name="OrgXref.orgddcbae2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4039f49"/>
<text:bookmark text:name="org4039f49"/>ミニバッファに日時を表示
<text:bookmark-end text:name="OrgXref.org4039f49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:date)</text:p>
      <text:h text:style-name="Heading_20_2" text:outline-level="2" text:is-list-header="false">
<text:bookmark-start text:name="OrgXref.org88821a5"/>
<text:bookmark text:name="org88821a5"/>バックアップファイルの削除
<text:bookmark-end text:name="OrgXref.org88821a5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eec5bea"/>
<text:bookmark text:name="orgeec5bea"/>日中と夜中でテーマを切り替える
<text:bookmark-end text:name="OrgXref.orgeec5bea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mapc<text:s/>'disable-theme<text:s/>custom-enabled-themes)</text:p>
      <text:p text:style-name="OrgSrcBlock"><text:s/><text:s/><text:s/><text:s/>(load-theme<text:s/>'daylight<text:s/>t)</text:p>
      <text:p text:style-name="OrgSrcBlock"><text:s/><text:s/><text:s/><text:s/>(<text:span text:style-name="OrgSrcFontLockKeywordFace">when</text:span><text:s/>(<text:span text:style-name="OrgSrcFontLockKeywordFace">require</text:span><text:s/>'<text:span text:style-name="OrgSrcFontLockConstantFace">moom</text:span><text:s/>nil<text:s/>t)</text:p>
      <text:p text:style-name="OrgSrcBlock"><text:s/><text:s/><text:s/><text:s/><text:s/><text:s/>(moom-font-size-rese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(mapc<text:s/>'disable-theme<text:s/>custom-enabled-themes)</text:p>
      <text:p text:style-name="OrgSrcBlock"><text:s/><text:s/><text:s/><text:s/>(load-theme<text:s/>'night<text:s/>t)</text:p>
      <text:p text:style-name="OrgSrcBlock"><text:s/><text:s/><text:s/><text:s/>(<text:span text:style-name="OrgSrcFontLockKeywordFace">when</text:span><text:s/>(<text:span text:style-name="OrgSrcFontLockKeywordFace">require</text:span><text:s/>'<text:span text:style-name="OrgSrcFontLockConstantFace">moom</text:span><text:s/>nil<text:s/>t)</text:p>
      <text:p text:style-name="OrgSrcBlockLastLine"><text:s/><text:s/><text:s/><text:s/><text:s/><text:s/>(moom-font-size-reset))))</text:p>
      <text:h text:style-name="Heading_20_2" text:outline-level="2" text:is-list-header="false">
<text:bookmark-start text:name="OrgXref.org6595caa"/>
<text:bookmark text:name="org6595caa"/>chomp
<text:bookmark-end text:name="OrgXref.org6595caa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88a7457"/>
<text:bookmark text:name="org88a7457"/>iTerm2.app を呼び出す関数
<text:bookmark-end text:name="OrgXref.org88a745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f862442"/>
<text:bookmark text:name="orgf862442"/>lingr にログインする
<text:bookmark-end text:name="OrgXref.orgf862442"/></text:h>
      <text:p text:style-name="OrgSrcBlock">(<text:span text:style-name="OrgSrcFontLockKeywordFace">defun</text:span><text:s/><text:span text:style-name="OrgSrcFontLockFunctionNameFace">my: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069bac5"/>
<text:bookmark text:name="org069bac5"/>特定のファイルを Dropbox 以下にバックアップする
<text:bookmark-end text:name="OrgXref.org069bac5"/></text:h>
      <text:p text:style-name="OrgSrcBlock">(<text:span text:style-name="OrgSrcFontLockKeywordFace">defun</text:span><text:s/><text:span text:style-name="OrgSrcFontLockFunctionNameFace">my: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e861b74"/>
<text:bookmark text:name="orge861b74"/>ゴミ箱を空にする<text:tab/><text:span text:style-name="OrgTags">[<text:span text:style-name="OrgTag">Mac</text:span>]</text:span>
<text:bookmark-end text:name="OrgXref.orge861b74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: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7090549"/>
<text:bookmark text:name="org7090549"/>その他
<text:bookmark-end text:name="OrgXref.org7090549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ed67753"/>
<text:bookmark text:name="orged67753"/>未設定／テスト中
<text:bookmark-end text:name="OrgXref.orged67753"/></text:h>
      <text:h text:style-name="Heading_20_2" text:outline-level="2" text:is-list-header="false">
<text:bookmark-start text:name="OrgXref.orgd8fbadb"/>
<text:bookmark text:name="orgd8fbadb"/>byte-compile の警告を抑制する
<text:bookmark-end text:name="OrgXref.orgd8fbadb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f0fb192"/>
<text:bookmark text:name="orgf0fb192"/>[window-resizer.el] 分割したウィンドウサイズを変更する
<text:bookmark-end text:name="OrgXref.orgf0fb192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60ac40a"/>
<text:bookmark text:name="org60ac40a"/>[idle-requie]
<text:bookmark-end text:name="OrgXref.org60ac40a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ecf6c8d"/>
<text:bookmark text:name="orgecf6c8d"/>[pdf-preview]
<text:bookmark-end text:name="OrgXref.orgecf6c8d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be0c8a1"/>
<text:bookmark text:name="orgbe0c8a1"/>[EasyPG]
<text:bookmark-end text:name="OrgXref.orgbe0c8a1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fb9fa5e"/>
<text:bookmark text:name="orgfb9fa5e"/>[eblook]
<text:bookmark-end text:name="OrgXref.orgfb9fa5e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44709ba"/>
<text:bookmark text:name="org44709ba"/>[iBuffer]
<text:bookmark-end text:name="OrgXref.org44709ba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d62e45d"/>
<text:bookmark text:name="orgd62e45d"/>UUID をファイル名にして所定のディレクトリにコピー／移動
<text:bookmark-end text:name="OrgXref.orgd62e45d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8cba968"/>
<text:bookmark text:name="org8cba968"/>キーバインド
<text:bookmark-end text:name="OrgXref.org8cba968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3589644"/>
<text:bookmark text:name="org3589644"/>provide
<text:bookmark-end text:name="OrgXref.org3589644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cfcb9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966cc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66cc9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6b6c2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e5c07b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8c37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8c37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61afef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ff982d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c637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c637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d19a66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c678dd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3-21T00:08:07</dc:date>
    <meta:creation-date>2018-03-21T00:08:07</meta:creation-date>
    <meta:generator>Emacs 26.0.91 (Org mode 9.1.4)</meta:generator>
    <meta:keyword/>
    <dc:subject/>
    <dc:title>ユーティリティ関数群</dc:title>
  </office:meta>
</office:document-meta>
</file>